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6dd6d" officeooo:paragraph-rsid="0016d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6dd6d" officeooo:paragraph-rsid="0016dd6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8ab4f" officeooo:paragraph-rsid="0018ab4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1fea" officeooo:paragraph-rsid="00191fe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b01c9" officeooo:paragraph-rsid="001b01c9"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normal" officeooo:rsid="0018ab4f" officeooo:paragraph-rsid="0018ab4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191fea" officeooo:paragraph-rsid="00191fe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b01c9" officeooo:paragraph-rsid="001b01c9" style:font-size-asian="12.25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style:text-underline-style="none" fo:font-weight="bold" officeooo:rsid="0016dd6d" officeooo:paragraph-rsid="0016dd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none" fo:font-weight="bold" officeooo:rsid="0016dd6d" officeooo:paragraph-rsid="0016dd6d" style:font-size-asian="12.25pt" style:font-weight-asian="bold" style:font-size-complex="14pt" style:font-weight-complex="bold"/>
    </style:style>
    <style:style style:name="P11" style:family="paragraph" style:parent-style-name="Standard" style:list-style-name="L5">
      <style:paragraph-properties fo:text-align="start" style:justify-single-word="false"/>
      <style:text-properties fo:font-size="14pt" style:text-underline-style="none" fo:font-weight="bold" officeooo:rsid="0018ab4f" officeooo:paragraph-rsid="0018ab4f"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none" fo:font-weight="bold" officeooo:rsid="0018ab4f" officeooo:paragraph-rsid="0018ab4f" style:font-size-asian="12.25pt" style:font-weight-asian="bold" style:font-size-complex="14pt" style:font-weight-complex="bold"/>
    </style:style>
    <style:style style:name="P13" style:family="paragraph" style:parent-style-name="Standard" style:list-style-name="L3">
      <style:paragraph-properties fo:text-align="start" style:justify-single-word="false"/>
      <style:text-properties officeooo:paragraph-rsid="0016dd6d"/>
    </style:style>
    <style:style style:name="P14" style:family="paragraph" style:parent-style-name="Standard" style:list-style-name="L4">
      <style:paragraph-properties fo:text-align="start" style:justify-single-word="false"/>
      <style:text-properties officeooo:paragraph-rsid="0016dd6d"/>
    </style:style>
    <style:style style:name="T1" style:family="text">
      <style:text-properties fo:font-weight="normal" style:font-weight-asian="normal" style:font-weight-complex="normal"/>
    </style:style>
    <style:style style:name="T2" style:family="text">
      <style:text-properties fo:font-size="14pt" style:text-underline-style="none" fo:font-weight="bold" officeooo:rsid="0016dd6d" style:font-size-asian="12.25pt" style:font-weight-asian="bold" style:font-size-complex="14pt" style:font-weight-complex="bold"/>
    </style:style>
    <style:style style:name="T3" style:family="text">
      <style:text-properties fo:font-size="14pt" style:text-underline-style="none" fo:font-weight="normal" officeooo:rsid="0016dd6d" style:font-size-asian="12.25pt" style:font-weight-asian="normal" style:font-size-complex="14pt" style:font-weight-complex="normal"/>
    </style:style>
    <style:style style:name="T4" style:family="text">
      <style:text-properties officeooo:rsid="001b01c9"/>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Persona Task</text:p>
      <text:p text:style-name="P1"/>
      <text:p text:style-name="P2">Actors</text:p>
      <text:p text:style-name="P2"/>
      <text:list xml:id="list7647042105366546697" text:style-name="L1">
        <text:list-item>
          <text:p text:style-name="P9">overseas/long distance business: <text:span text:style-name="T1">Wanting to save money on travelling</text:span></text:p>
        </text:list-item>
        <text:list-item>
          <text:p text:style-name="P9">Tourists: <text:span text:style-name="T1">Wanting to get around the city easier</text:span></text:p>
        </text:list-item>
        <text:list-item>
          <text:p text:style-name="P9">drivers without cars: <text:span text:style-name="T1">vehicle may be broken or in the process of buying a new one, but still need a way to travel</text:span></text:p>
        </text:list-item>
      </text:list>
      <text:p text:style-name="P10"><text:span text:style-name="T1"/></text:p>
      <text:p text:style-name="P2">Roles</text:p>
      <text:p text:style-name="P2"/>
      <text:list xml:id="list2307861128330400343" text:style-name="L3">
        <text:list-item>
          <text:p text:style-name="P13"><text:span text:style-name="T2">Comparison shopper: </text:span><text:span text:style-name="T3">This person will compare the website to see if they can get a cheaper deal. Beating the competition will guarantee this person to use this rental company.</text:span></text:p>
        </text:list-item>
      </text:list>
      <text:list xml:id="list456166466529570595" text:style-name="L4">
        <text:list-item>
          <text:p text:style-name="P14"><text:span text:style-name="T2">Regular customer: </text:span><text:span text:style-name="T3">This person may need to use a rental car numerous times a year. Giving this kind of customer a reduced price for their continuous customs will ensure that they continue to use this company instead of going elsewhere.</text:span></text:p>
        </text:list-item>
      </text:list>
      <text:p text:style-name="P10"><text:span text:style-name="T1"/></text:p>
      <text:p text:style-name="P3">User Profile</text:p>
      <text:p text:style-name="P6"/>
      <text:list xml:id="list8627266738090897153" text:style-name="L5">
        <text:list-item>
          <text:p text:style-name="P11">Users: <text:span text:style-name="T1">In 2013, an estimated 10,000 people used this rental car company </text:span></text:p>
        </text:list-item>
        <text:list-item>
          <text:p text:style-name="P11">Activities: <text:span text:style-name="T1">Comparing, browsing, pricing, enquiries</text:span></text:p>
        </text:list-item>
        <text:list-item>
          <text:p text:style-name="P11">Computer skills: <text:span text:style-name="T1">This can vary from the most experienced computer user, to the novice users.</text:span></text:p>
        </text:list-item>
        <text:list-item>
          <text:p text:style-name="P11">Domain Expertise: <text:span text:style-name="T1">All customers are going to be drivers.</text:span></text:p>
        </text:list-item>
      </text:list>
      <text:p text:style-name="P12"><text:span text:style-name="T1"/></text:p>
      <text:p text:style-name="P4">Primary Persona</text:p>
      <text:p text:style-name="P4"/>
      <text:p text:style-name="P7">John is our primary <text:span text:style-name="T4">persona</text:span>. John works and lives in Dublin. He needs a way to get around quickly, but doesn’t have a vehicle. His busy schedule means he can’t afford the kind of delays that regularly occur with public transport, and walking/biking will take far too long. He is looking for a rental car, but doesn’t want the hassle of the rental process each time he needs to use a vehicle. </text:p>
      <text:p text:style-name="P7"/>
      <text:p text:style-name="P5">Secondary Persona</text:p>
      <text:p text:style-name="P8"/>
      <text:p text:style-name="P8">Kimberly is our secondary persona. Kimberly doesn’t live in Dublin, but she often travels there to see friends and family. She can drive and owns a car, but the cost of petrol means she has to spend a silly amount of money to travel to Dublin if she wants to drive around the city. Again, she doesn’t want to use public transport, and wants to be able to rent a vehicle when she’s there without repeating the rental process every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7T12:28:45.853000000</dc:date>
    <meta:editing-duration>PT7M12S</meta:editing-duration>
    <meta:editing-cycles>1</meta:editing-cycles>
    <meta:generator>LibreOffice/5.2.4.2$Windows_x86 LibreOffice_project/3d5603e1122f0f102b62521720ab13a38a4e0eb0</meta:generator>
    <meta:document-statistic meta:table-count="0" meta:image-count="0" meta:object-count="0" meta:page-count="1" meta:paragraph-count="17" meta:word-count="323" meta:character-count="1816" meta:non-whitespace-character-count="1516"/>
  </office:meta>
</office:document-meta>
</file>